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python27) liu@ubuntu18:~/Documents/test_background$ python control_clasp_sec_check.py 500</text:p>
      <text:p text:style-name="Standard">0</text:p>
      <text:p text:style-name="Standard">cmd: ./gringo encodings2/enc_schur_original_xy.lp -c n=500 |./clasp</text:p>
      <text:p text:style-name="Standard">clasp version 3.3.3</text:p>
      <text:p text:style-name="Standard">Reading from stdin</text:p>
      <text:p text:style-name="Standard">this 6780 6781</text:p>
      <text:p text:style-name="Standard">Stopping 6780</text:p>
      <text:p text:style-name="Standard">Stopping 6781</text:p>
      <text:p text:style-name="Standard">1</text:p>
      <text:p text:style-name="Standard">cmd: ./gringo encodings2/enc_schur_original_xynum.lp -c n=500 |./clasp</text:p>
      <text:p text:style-name="Standard">clasp version 3.3.3</text:p>
      <text:p text:style-name="Standard">Reading from stdin</text:p>
      <text:p text:style-name="Standard">this 6797 6798</text:p>
      <text:p text:style-name="Standard">Stopping 6797</text:p>
      <text:p text:style-name="Standard">Stopping 6798</text:p>
      <text:p text:style-name="Standard">2</text:p>
      <text:p text:style-name="Standard">cmd: ./gringo encodings2/enc_schur_xy_mt.lp -c n=500 |./clasp</text:p>
      <text:p text:style-name="Standard">clasp version 3.3.3</text:p>
      <text:p text:style-name="Standard">Reading from stdin</text:p>
      <text:p text:style-name="Standard">this 6814 6815</text:p>
      <text:p text:style-name="Standard">Stopping 6814</text:p>
      <text:p text:style-name="Standard">Stopping 6815</text:p>
      <text:p text:style-name="Standard"/>
      <text:p text:style-name="Standard"/>
      <text:p text:style-name="Standard">Initialization Finished!</text:p>
      <text:p text:style-name="Standard">Gringo and Clasp Process_ids: ['6780', '6797', '6814'] ['6781', '6798', '6815']</text:p>
      <text:p text:style-name="Standard"/>
      <text:p text:style-name="Standard"/>
      <text:p text:style-name="Standard">Problem size 500</text:p>
      <text:p text:style-name="Standard">Encodings ['enc_schur_original_xy.lp', 'enc_schur_original_xynum.lp', 'enc_schur_xy_mt.lp']</text:p>
      <text:p text:style-name="Standard">Start running...Each <text:s/>20 s</text:p>
      <text:p text:style-name="Standard"/>
      <text:p text:style-name="Standard">Round <text:s/>1 .Now running 0</text:p>
      <text:p text:style-name="Standard">Round <text:s/>2 .Now running 1</text:p>
      <text:p text:style-name="Standard">Solving...</text:p>
      <text:p text:style-name="Standard">Answer: 1</text:p>
      <text:p text:style-name="Standard">number(1) number(2) number(3) number(4) number(5) number(6) number(7) number(8) number(9) number(10) number(11) number(12) number(13) number(14) number(15) number(16) number(17) number(18) number(19) number(20) number(21) number(22) number(23) number(24) number(25) number(26) number(27) number(28) number(29) number(30) number(31) number(32) number(33) number(34) number(35) number(36) number(37) number(38) number(39) number(40) number(41) number(42) number(43) number(44) number(45) number(46) number(47) number(48) number(49) number(50) number(51) number(52) number(53) number(54) number(55) number(56) number(57) number(58) number(59) number(60) number(61) number(62) number(63) number(64) number(65) number(66) number(67) number(68) number(69) number(70) number(71) number(72) number(73) number(74) number(75) number(76) number(77) number(78) number(79) number(80) number(81) number(82) number(83) number(84) number(85) number(86) number(87) number(88) number(89) number(90) number(91) number(92) number(93) number(94) number(95) number(96) number(97) number(98) number(99) number(100) number(101) number(102) number(103) number(104) <text:soft-page-break/>number(105) number(106) number(107) number(108) number(109) number(110) number(111) number(112) number(113) number(114) number(115) number(116) number(117) number(118) number(119) number(120) number(121) number(122) number(123) number(124) number(125) number(126) number(127) number(128) number(129) number(130) number(131) number(132) number(133) number(134) number(135) number(136) number(137) number(138) number(139) number(140) number(141) number(142) number(143) number(144) number(145) number(146) number(147) number(148) number(149) number(150) number(151) number(152) number(153) number(154) number(155) number(156) number(157) number(158) number(159) number(160) number(161) number(162) number(163) number(164) number(165) number(166) number(167) number(168) number(169) number(170) number(171) number(172) number(173) number(174) number(175) number(176) number(177) number(178) number(179) number(180) number(181) number(182) number(183) number(184) number(185) number(186) number(187) number(188) number(189) number(190) number(191) number(192) number(193) number(194) number(195) number(196) number(197) number(198) number(199) number(200) number(201) number(202) number(203) number(204) number(205) number(206) number(207) number(208) number(209) number(210) number(211) number(212) number(213) number(214) number(215) number(216) number(217) number(218) number(219) number(220) number(221) number(222) number(223) number(224) number(225) number(226) number(227) number(228) number(229) number(230) number(231) number(232) number(233) number(234) number(235) number(236) number(237) number(238) number(239) number(240) number(241) number(242) number(243) number(244) number(245) number(246) number(247) number(248) number(249) number(250) number(251) number(252) number(253) number(254) number(255) number(256) number(257) number(258) number(259) number(260) number(261) number(262) number(263) number(264) number(265) number(266) number(267) number(268) number(269) number(270) number(271) number(272) number(273) number(274) number(275) number(276) number(277) number(278) number(279) number(280) number(281) number(282) number(283) number(284) number(285) number(286) number(287) number(288) number(289) number(290) number(291) number(292) number(293) number(294) number(295) number(296) number(297) number(298) number(299) number(300) number(301) number(302) number(303) number(304) number(305) number(306) number(307) number(308) number(309) number(310) number(311) number(312) number(313) number(314) number(315) number(316) number(317) number(318) number(319) number(320) number(321) number(322) number(323) number(324) number(325) number(326) number(327) number(328) number(329) number(330) number(331) number(332) number(333) number(334) number(335) number(336) number(337) number(338) number(339) number(340) number(341) number(342) number(343) number(344) number(345) number(346) number(347) number(348) number(349) number(350) number(351) number(352) number(353) number(354) number(355) number(356) number(357) number(358) number(359) number(360) number(361) number(362) number(363) number(364) number(365) number(366) number(367) number(368) number(369) number(370) number(371) number(372) number(373) number(374) number(375) number(376) number(377) number(378) number(379) number(380) number(381) number(382) number(383) number(384) number(385) number(386) number(387) number(388) number(389) number(390) number(391) number(392) number(393) number(394) number(395) number(396) number(397) number(398) number(399) number(400) number(401) number(402) number(403) number(404) number(405) number(406) number(407) number(408) number(409) number(410) number(411) number(412) number(413) number(414) number(415) number(416) number(417) number(418) number(419) number(420) number(421) number(422) number(423) number(424) number(425) number(426) number(427) number(428) number(429) number(430) number(431) number(432) number(433) number(434) number(435) number(436) number(437) number(438) number(439) number(440) number(441) number(442) number(443) number(444) number(445) number(446) number(447) <text:soft-page-break/>number(448) number(449) number(450) number(451) number(452) number(453) number(454) number(455) number(456) number(457) number(458) number(459) number(460) number(461) number(462) number(463) number(464) number(465) number(466) number(467) number(468) number(469) number(470) number(471) number(472) number(473) number(474) number(475) number(476) number(477) number(478) number(479) number(480) number(481) number(482) number(483) number(484) number(485) number(486) number(487) number(488) number(489) number(490) number(491) number(492) number(493) number(494) number(495) number(496) number(497) number(498) number(499) number(500) part(1) part(2) part(3) part(4) part(5) part(6) part(7) part(8) partition(14,1) partition(50,1) partition(52,1) partition(54,1) partition(56,1) partition(58,1) partition(60,1) partition(62,1) partition(85,1) partition(87,1) partition(126,1) partition(193,1) partition(197,1) partition(199,1) partition(202,1) partition(203,1) partition(204,1) partition(209,1) partition(210,1) partition(212,1) partition(214,1) partition(215,1) partition(219,1) partition(220,1) partition(221,1) partition(222,1) partition(225,1) partition(231,1) partition(237,1) partition(238,1) partition(240,1) partition(241,1) partition(242,1) partition(244,1) partition(246,1) partition(248,1) partition(250,1) partition(311,1) partition(313,1) partition(332,1) partition(342,1) partition(343,1) partition(349,1) partition(352,1) partition(354,1) partition(358,1) partition(359,1) partition(360,1) partition(362,1) partition(377,1) partition(379,1) partition(380,1) partition(387,1) partition(389,1) partition(493,1) partition(495,1) partition(497,1) partition(2,2) partition(8,2) partition(163,2) partition(169,2) partition(173,2) partition(179,2) partition(185,2) partition(191,2) partition(195,2) partition(201,2) partition(207,2) partition(211,2) partition(217,2) partition(223,2) partition(227,2) partition(233,2) partition(239,2) partition(243,2) partition(249,2) partition(254,2) partition(255,2) partition(258,2) partition(264,2) partition(265,2) partition(268,2) partition(271,2) partition(274,2) partition(286,2) partition(291,2) partition(292,2) partition(296,2) partition(306,2) partition(309,2) partition(320,2) partition(324,2) partition(325,2) partition(330,2) partition(331,2) partition(334,2) partition(340,2) partition(341,2) partition(344,2) partition(345,2) partition(351,2) partition(355,2) partition(356,2) partition(365,2) partition(366,2) partition(372,2) partition(378,2) partition(385,2) partition(388,2) partition(394,2) partition(403,2) partition(409,2) partition(425,2) partition(429,2) partition(432,2) partition(435,2) partition(457,2) partition(467,2) partition(473,2) partition(480,2) partition(484,2) partition(490,2) partition(496,2) partition(4,3) partition(6,3) partition(13,3) partition(16,3) partition(18,3) partition(253,3) partition(261,3) partition(263,3) partition(270,3) partition(272,3) partition(273,3) partition(284,3) partition(287,3) partition(295,3) partition(304,3) partition(307,3) partition(328,3) partition(336,3) partition(339,3) partition(347,3) partition(361,3) partition(364,3) partition(369,3) partition(376,3) partition(384,3) partition(393,3) partition(407,3) partition(414,3) partition(431,3) partition(433,3) partition(453,3) partition(455,3) partition(463,3) partition(465,3) partition(472,3) partition(477,3) partition(482,3) partition(489,3) partition(491,3) partition(492,3) partition(494,3) partition(499,3) partition(74,4) partition(76,4) partition(78,4) partition(80,4) partition(82,4) partition(84,4) partition(86,4) partition(88,4) partition(89,4) partition(90,4) partition(91,4) partition(92,4) partition(93,4) partition(94,4) partition(95,4) partition(96,4) partition(97,4) partition(98,4) partition(99,4) partition(100,4) partition(101,4) partition(102,4) partition(103,4) partition(104,4) partition(105,4) partition(106,4) partition(107,4) partition(108,4) partition(109,4) partition(110,4) partition(111,4) partition(112,4) partition(113,4) partition(114,4) partition(115,4) partition(116,4) partition(117,4) partition(118,4) partition(119,4) partition(120,4) partition(121,4) partition(122,4) partition(123,4) partition(124,4) partition(125,4) partition(127,4) partition(128,4) partition(129,4) partition(130,4) partition(131,4) partition(132,4) partition(133,4) partition(134,4) partition(135,4) partition(136,4) partition(137,4) partition(138,4) partition(139,4) partition(140,4) partition(141,4) partition(142,4) partition(143,4) partition(144,4) partition(145,4) partition(146,4) partition(147,4) partition(149,4) partition(151,4) partition(153,4) partition(155,4)</text:p>
      <text:p text:style-name="Standard"><text:soft-page-break/><text:s/>partition(157,4) partition(161,4) partition(398,4) partition(400,4) partition(402,4) partition(404,4) partition(406,4) partition(408,4) partition(410,4) partition(412,4) partition(415,4) partition(416,4) partition(417,4) partition(418,4) partition(420,4) partition(421,4) partition(422,4) partition(426,4) partition(427,4) partition(428,4) partition(430,4) partition(434,4) partition(436,4) partition(438,4) partition(440,4) partition(441,4) partition(442,4) partition(443,4) partition(444,4) partition(446,4) partition(447,4) partition(448,4) partition(449,4) partition(450,4) partition(451,4) partition(452,4) partition(454,4) partition(456,4) partition(458,4) partition(460,4) partition(461,4) partition(462,4) partition(464,4) partition(466,4) partition(468,4) partition(470,4) partition(471,4) partition(479,4) partition(481,4) partition(483,4) partition(485,4) partition(1,5) partition(7,5) partition(9,5) partition(20,5) partition(22,5) partition(24,5) partition(26,5) partition(28,5) partition(30,5) partition(32,5) partition(34,5) partition(36,5) partition(38,5) partition(267,5) partition(269,5) partition(277,5) partition(279,5) partition(281,5) partition(283,5) partition(323,5) partition(327,5) partition(329,5) partition(333,5) partition(335,5) partition(337,5) partition(401,5) partition(405,5) partition(411,5) partition(419,5) partition(459,5) partition(469,5) partition(475,5) partition(165,6) partition(167,6) partition(171,6) partition(187,6) partition(189,6) partition(205,6) partition(213,6) partition(229,6) partition(235,6) partition(245,6) partition(247,6) partition(251,6) partition(252,6) partition(257,6) partition(259,6) partition(260,6) partition(262,6) partition(275,6) partition(285,6) partition(289,6) partition(290,6) partition(293,6) partition(294,6) partition(297,6) partition(298,6) partition(299,6) partition(300,6) partition(301,6) partition(302,6) partition(303,6) partition(305,6) partition(308,6) partition(315,6) partition(317,6) partition(318,6) partition(319,6) partition(321,6) partition(322,6) partition(326,6) partition(346,6) partition(348,6) partition(350,6) partition(353,6) partition(357,6) partition(363,6) partition(367,6) partition(371,6) partition(373,6) partition(375,6) partition(381,6) partition(382,6) partition(383,6) partition(386,6) partition(391,6) partition(399,6) partition(413,6) partition(437,6) partition(445,6) partition(500,6) partition(3,7) partition(5,7) partition(11,7) partition(15,7) partition(17,7) partition(19,7) partition(21,7) partition(23,7) partition(25,7) partition(27,7) partition(29,7) partition(31,7) partition(33,7) partition(35,7) partition(37,7) partition(39,7) partition(41,7) partition(43,7) partition(45,7) partition(47,7) partition(49,7) partition(51,7) partition(53,7) partition(55,7) partition(57,7) partition(59,7) partition(65,7) partition(67,7) partition(69,7) partition(71,7) partition(73,7) partition(75,7) partition(77,7) partition(158,7) partition(160,7) partition(162,7) partition(164,7) partition(166,7) partition(168,7) partition(180,7) partition(182,7) partition(184,7) partition(186,7) partition(188,7) partition(190,7) partition(192,7) partition(194,7) partition(196,7) partition(198,7) partition(200,7) partition(216,7) partition(218,7) partition(224,7) partition(226,7) partition(228,7) partition(234,7) partition(236,7) partition(256,7) partition(266,7) partition(276,7) partition(278,7) partition(280,7) partition(310,7) partition(312,7) partition(314,7) partition(395,7) partition(397,7) partition(486,7) partition(487,7) partition(488,7) partition(10,8) partition(12,8) partition(40,8) partition(42,8) partition(44,8) partition(46,8) partition(48,8) partition(61,8) partition(63,8) partition(64,8) partition(66,8) partition(68,8) partition(70,8) partition(72,8) partition(79,8) partition(81,8) partition(83,8) partition(148,8) partition(150,8) partition(152,8) partition(154,8) partition(156,8) partition(159,8) partition(170,8) partition(172,8) partition(174,8) partition(175,8) partition(176,8) partition(177,8) partition(178,8) partition(181,8) partition(183,8) partition(206,8) partition(208,8) partition(230,8) partition(232,8) partition(282,8) partition(288,8) partition(316,8) partition(338,8) partition(368,8) partition(370,8) partition(374,8) partition(390,8) partition(392,8) partition(396,8) partition(423,8) partition(424,8) partition(439,8) partition(474,8) partition(476,8) partition(478,8) partition(498,8)</text:p>
      <text:p text:style-name="Standard">SATISFIABLE</text:p>
      <text:p text:style-name="Standard"/>
      <text:p text:style-name="Standard">Models <text:s text:c="6"/>: 1+</text:p>
      <text:p text:style-name="Standard">Calls <text:s text:c="7"/>: 1</text:p>
      <text:p text:style-name="Standard"><text:soft-page-break/>Time <text:s text:c="8"/>: 21.205s (Solving: 0.00s 1st Model: 0.00s Unsat: 0.00s)</text:p>
      <text:p text:style-name="Standard">CPU Time <text:s text:c="4"/>: 0.598s</text:p>
      <text:p text:style-name="Standard">Current clasp status: [True, False, True]</text:p>
      <text:p text:style-name="Standard">1 solves it in 1 <text:s/>rounds.</text:p>
      <text:p text:style-name="Standard"/>
      <text:p text:style-name="Standard"/>
      <text:p text:style-name="Standard">All running gringo ['6780', '6814'] my gringo status [True, False, True]</text:p>
      <text:p text:style-name="Standard">Killing running gringo 6780</text:p>
      <text:p text:style-name="Standard">Killing running gringo 6814</text:p>
      <text:p text:style-name="Standard"/>
      <text:p text:style-name="Standard"/>
      <text:p text:style-name="Standard">All running clasp ['6781', '6815'] my clasp status [True, False, True]</text:p>
      <text:p text:style-name="Standard">Killing running clasp</text:p>
      <text:p text:style-name="Standard">Killing running gringo 6781</text:p>
      <text:p text:style-name="Standard">Killing running gringo 6815</text:p>
      <text:p text:style-name="Standard">All running gringo and clasp killed.</text:p>
      <text:p text:style-name="Standard"/>
      <text:p text:style-name="Standard"/>
      <text:p text:style-name="Standard">All running time 21.473</text:p>
      <text:p text:style-name="Standard">Initial time 0.131</text:p>
      <text:p text:style-name="Standard">Solving time 21.342</text:p>
      <text:p text:style-name="Standard">Individual run time [20.241, 1.021, 0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(python27) liu@ubuntu18:~/Documents/test_background$ python control_clasp_sec_check.py 550</text:p>
      <text:p text:style-name="Standard">0</text:p>
      <text:p text:style-name="Standard">cmd: ./gringo encodings2/enc_schur_original_xy.lp -c n=550 |./clasp</text:p>
      <text:p text:style-name="Standard">clasp version 3.3.3</text:p>
      <text:p text:style-name="Standard">Reading from stdin</text:p>
      <text:p text:style-name="Standard">this 6933 6934</text:p>
      <text:p text:style-name="Standard">Stopping 6933</text:p>
      <text:p text:style-name="Standard">Stopping 6934</text:p>
      <text:p text:style-name="Standard">1</text:p>
      <text:p text:style-name="Standard">cmd: ./gringo encodings2/enc_schur_original_xynum.lp -c n=550 |./clasp</text:p>
      <text:p text:style-name="Standard">clasp version 3.3.3</text:p>
      <text:p text:style-name="Standard">Reading from stdin</text:p>
      <text:p text:style-name="Standard">this 6950 6951</text:p>
      <text:p text:style-name="Standard">Stopping 6950</text:p>
      <text:p text:style-name="Standard">Stopping 6951</text:p>
      <text:p text:style-name="Standard">2</text:p>
      <text:p text:style-name="Standard">cmd: ./gringo encodings2/enc_schur_xy_mt.lp -c n=550 |./clasp</text:p>
      <text:p text:style-name="Standard">clasp version 3.3.3</text:p>
      <text:p text:style-name="Standard">Reading from stdin</text:p>
      <text:p text:style-name="Standard">this 6967 6968</text:p>
      <text:p text:style-name="Standard">Stopping 6967</text:p>
      <text:p text:style-name="Standard">Stopping 6968</text:p>
      <text:p text:style-name="Standard"/>
      <text:p text:style-name="Standard"/>
      <text:p text:style-name="Standard">Initialization Finished!</text:p>
      <text:p text:style-name="Standard">Gringo and Clasp Process_ids: ['6933', '6950', '6967'] ['6934', '6951', '6968']</text:p>
      <text:p text:style-name="Standard"/>
      <text:p text:style-name="Standard"/>
      <text:p text:style-name="Standard">Problem size 550</text:p>
      <text:p text:style-name="Standard">Encodings ['enc_schur_original_xy.lp', 'enc_schur_original_xynum.lp', 'enc_schur_xy_mt.lp']</text:p>
      <text:p text:style-name="Standard">Start running...Each <text:s/>20 s</text:p>
      <text:p text:style-name="Standard"/>
      <text:p text:style-name="Standard">Round <text:s/>1 .Now running 0</text:p>
      <text:p text:style-name="Standard">Round <text:s/>2 .Now running 1</text:p>
      <text:p text:style-name="Standard">Solving...</text:p>
      <text:p text:style-name="Standard">Round <text:s/>3 .Now running 2</text:p>
      <text:p text:style-name="Standard">Solving...</text:p>
      <text:p text:style-name="Standard">Round <text:s/>4 .Now running 0</text:p>
      <text:p text:style-name="Standard">Round <text:s/>5 .Now running 1</text:p>
      <text:p text:style-name="Standard">Round <text:s/>6 .Now running 2</text:p>
      <text:p text:style-name="Standard">Round <text:s/>7 .Now running 0</text:p>
      <text:p text:style-name="Standard">Solving...</text:p>
      <text:p text:style-name="Standard">Round <text:s/>8 .Now running 1</text:p>
      <text:p text:style-name="Standard">Round <text:s/>9 .Now running 2</text:p>
      <text:p text:style-name="Standard">Round <text:s/>10 .Now running 0</text:p>
      <text:p text:style-name="Standard">Round <text:s/>11 .Now running 1</text:p>
      <text:p text:style-name="Standard">Round <text:s/>12 .Now running 2</text:p>
      <text:p text:style-name="Standard">Round <text:s/>13 .Now running 0</text:p>
      <text:p text:style-name="Standard">Round <text:s/>14 .Now running 1</text:p>
      <text:p text:style-name="Standard"><text:soft-page-break/>Round <text:s/>15 .Now running 2</text:p>
      <text:p text:style-name="Standard">Round <text:s/>16 .Now running 0</text:p>
      <text:p text:style-name="Standard">Round <text:s/>17 .Now running 1</text:p>
      <text:p text:style-name="Standard">Round <text:s/>18 .Now running 2</text:p>
      <text:p text:style-name="Standard">Round <text:s/>19 .Now running 0</text:p>
      <text:p text:style-name="Standard">Round <text:s/>20 .Now running 1</text:p>
      <text:p text:style-name="Standard">Round <text:s/>21 .Now running 2</text:p>
      <text:p text:style-name="Standard">Round <text:s/>22 .Now running 0</text:p>
      <text:p text:style-name="Standard">Round <text:s/>23 .Now running 1</text:p>
      <text:p text:style-name="Standard">Round <text:s/>24 .Now running 2</text:p>
      <text:p text:style-name="Standard">Round <text:s/>25 .Now running 0</text:p>
      <text:p text:style-name="Standard">Round <text:s/>26 .Now running 1</text:p>
      <text:p text:style-name="Standard">Round <text:s/>27 .Now running 2</text:p>
      <text:p text:style-name="Standard">Round <text:s/>28 .Now running 0</text:p>
      <text:p text:style-name="Standard">Round <text:s/>29 .Now running 1</text:p>
      <text:p text:style-name="Standard">Round <text:s/>30 .Now running 2</text:p>
      <text:p text:style-name="Standard">Round <text:s/>31 .Now running 0</text:p>
      <text:p text:style-name="Standard">Round <text:s/>32 .Now running 1</text:p>
      <text:p text:style-name="Standard">Round <text:s/>33 .Now running 2</text:p>
      <text:p text:style-name="Standard">Round <text:s/>34 .Now running 0</text:p>
      <text:p text:style-name="Standard">Round <text:s/>35 .Now running 1</text:p>
      <text:p text:style-name="Standard">Round <text:s/>36 .Now running 2</text:p>
      <text:p text:style-name="Standard">Round <text:s/>37 .Now running 0</text:p>
      <text:p text:style-name="Standard">Round <text:s/>38 .Now running 1</text:p>
      <text:p text:style-name="Standard">Round <text:s/>39 .Now running 2</text:p>
      <text:p text:style-name="Standard">Round <text:s/>40 .Now running 0</text:p>
      <text:p text:style-name="Standard">Round <text:s/>41 .Now running 1</text:p>
      <text:p text:style-name="Standard">Round <text:s/>42 .Now running 2</text:p>
      <text:p text:style-name="Standard">Round <text:s/>43 .Now running 0</text:p>
      <text:p text:style-name="Standard">Round <text:s/>44 .Now running 1</text:p>
      <text:p text:style-name="Standard">Round <text:s/>45 .Now running 2</text:p>
      <text:p text:style-name="Standard">Round <text:s/>46 .Now running 0</text:p>
      <text:p text:style-name="Standard">Round <text:s/>47 .Now running 1</text:p>
      <text:p text:style-name="Standard">Round <text:s/>48 .Now running 2</text:p>
      <text:p text:style-name="Standard">Round <text:s/>49 .Now running 0</text:p>
      <text:p text:style-name="Standard">Round <text:s/>50 .Now running 1</text:p>
      <text:p text:style-name="Standard">Round <text:s/>51 .Now running 2</text:p>
      <text:p text:style-name="Standard">Round <text:s/>52 .Now running 0</text:p>
      <text:p text:style-name="Standard">Round <text:s/>53 .Now running 1</text:p>
      <text:p text:style-name="Standard">Round <text:s/>54 .Now running 2</text:p>
      <text:p text:style-name="Standard">Round <text:s/>55 .Now running 0</text:p>
      <text:p text:style-name="Standard">Round <text:s/>56 .Now running 1</text:p>
      <text:p text:style-name="Standard">Round <text:s/>57 .Now running 2</text:p>
      <text:p text:style-name="Standard">Round <text:s/>58 .Now running 0</text:p>
      <text:p text:style-name="Standard">Round <text:s/>59 .Now running 1</text:p>
      <text:p text:style-name="Standard">Round <text:s/>60 .Now running 2</text:p>
      <text:p text:style-name="Standard">Round <text:s/>61 .Now running 0</text:p>
      <text:p text:style-name="Standard">Round <text:s/>62 .Now running 1</text:p>
      <text:p text:style-name="Standard">Round <text:s/>63 .Now running 2</text:p>
      <text:p text:style-name="Standard"><text:soft-page-break/>Round <text:s/>64 .Now running 0</text:p>
      <text:p text:style-name="Standard">Round <text:s/>65 .Now running 1</text:p>
      <text:p text:style-name="Standard">Round <text:s/>66 .Now running 2</text:p>
      <text:p text:style-name="Standard">Round <text:s/>67 .Now running 0</text:p>
      <text:p text:style-name="Standard">Round <text:s/>68 .Now running 1</text:p>
      <text:p text:style-name="Standard">Round <text:s/>69 .Now running 2</text:p>
      <text:p text:style-name="Standard">Round <text:s/>70 .Now running 0</text:p>
      <text:p text:style-name="Standard">Round <text:s/>71 .Now running 1</text:p>
      <text:p text:style-name="Standard">Round <text:s/>72 .Now running 2</text:p>
      <text:p text:style-name="Standard">Round <text:s/>73 .Now running 0</text:p>
      <text:p text:style-name="Standard">Round <text:s/>74 .Now running 1</text:p>
      <text:p text:style-name="Standard">Round <text:s/>75 .Now running 2</text:p>
      <text:p text:style-name="Standard">Round <text:s/>76 .Now running 0</text:p>
      <text:p text:style-name="Standard">Round <text:s/>77 .Now running 1</text:p>
      <text:p text:style-name="Standard">Round <text:s/>78 .Now running 2</text:p>
      <text:p text:style-name="Standard">Round <text:s/>79 .Now running 0</text:p>
      <text:p text:style-name="Standard">Round <text:s/>80 .Now running 1</text:p>
      <text:p text:style-name="Standard">Round <text:s/>81 .Now running 2</text:p>
      <text:p text:style-name="Standard">Round <text:s/>82 .Now running 0</text:p>
      <text:p text:style-name="Standard">Round <text:s/>83 .Now running 1</text:p>
      <text:p text:style-name="Standard">Round <text:s/>84 .Now running 2</text:p>
      <text:p text:style-name="Standard">Round <text:s/>85 .Now running 0</text:p>
      <text:p text:style-name="Standard">Round <text:s/>86 .Now running 1</text:p>
      <text:p text:style-name="Standard">Round <text:s/>87 .Now running 2</text:p>
      <text:p text:style-name="Standard">Round <text:s/>88 .Now running 0</text:p>
      <text:p text:style-name="Standard">Round <text:s/>89 .Now running 1</text:p>
      <text:p text:style-name="Standard">Round <text:s/>90 .Now running 2</text:p>
      <text:p text:style-name="Standard">Round <text:s/>91 .Now running 0</text:p>
      <text:p text:style-name="Standard">Round <text:s/>92 .Now running 1</text:p>
      <text:p text:style-name="Standard">Round <text:s/>93 .Now running 2</text:p>
      <text:p text:style-name="Standard">Round <text:s/>94 .Now running 0</text:p>
      <text:p text:style-name="Standard">Round <text:s/>95 .Now running 1</text:p>
      <text:p text:style-name="Standard">Round <text:s/>96 .Now running 2</text:p>
      <text:p text:style-name="Standard">Round <text:s/>97 .Now running 0</text:p>
      <text:p text:style-name="Standard">Round <text:s/>98 .Now running 1</text:p>
      <text:p text:style-name="Standard">Round <text:s/>99 .Now running 2</text:p>
      <text:p text:style-name="Standard">Round <text:s/>100 .Now running 0</text:p>
      <text:p text:style-name="Standard">Round <text:s/>101 .Now running 1</text:p>
      <text:p text:style-name="Standard">Round <text:s/>102 .Now running 2</text:p>
      <text:p text:style-name="Standard">Round <text:s/>103 .Now running 0</text:p>
      <text:p text:style-name="Standard">Round <text:s/>104 .Now running 1</text:p>
      <text:p text:style-name="Standard">Round <text:s/>105 .Now running 2</text:p>
      <text:p text:style-name="Standard">Round <text:s/>106 .Now running 0</text:p>
      <text:p text:style-name="Standard">Round <text:s/>107 .Now running 1</text:p>
      <text:p text:style-name="Standard">Round <text:s/>108 .Now running 2</text:p>
      <text:p text:style-name="Standard">Round <text:s/>109 .Now running 0</text:p>
      <text:p text:style-name="Standard">Round <text:s/>110 .Now running 1</text:p>
      <text:p text:style-name="Standard">Round <text:s/>111 .Now running 2</text:p>
      <text:p text:style-name="Standard">Round <text:s/>112 .Now running 0</text:p>
      <text:p text:style-name="Standard"><text:soft-page-break/>Round <text:s/>113 .Now running 1</text:p>
      <text:p text:style-name="Standard">Round <text:s/>114 .Now running 2</text:p>
      <text:p text:style-name="Standard">Round <text:s/>115 .Now running 0</text:p>
      <text:p text:style-name="Standard">Round <text:s/>116 .Now running 1</text:p>
      <text:p text:style-name="Standard">Round <text:s/>117 .Now running 2</text:p>
      <text:p text:style-name="Standard">Round <text:s/>118 .Now running 0</text:p>
      <text:p text:style-name="Standard">Round <text:s/>119 .Now running 1</text:p>
      <text:p text:style-name="Standard">Answer: 1</text:p>
      <text:p text:style-name="Standard">number(1) number(2) number(3) number(4) number(5) number(6) number(7) number(8) number(9) number(10) number(11) number(12) number(13) number(14) number(15) number(16) number(17) number(18) number(19) number(20) number(21) number(22) number(23) number(24) number(25) number(26) number(27) number(28) number(29) number(30) number(31) number(32) number(33) number(34) number(35) number(36) number(37) number(38) number(39) number(40) number(41) number(42) number(43) number(44) number(45) number(46) number(47) number(48) number(49) number(50) number(51) number(52) number(53) number(54) number(55) number(56) number(57) number(58) number(59) number(60) number(61) number(62) number(63) number(64) number(65) number(66) number(67) number(68) number(69) number(70) number(71) number(72) number(73) number(74) number(75) number(76) number(77) number(78) number(79) number(80) number(81) number(82) number(83) number(84) number(85) number(86) number(87) number(88) number(89) number(90) number(91) number(92) number(93) number(94) number(95) number(96) number(97) number(98) number(99) number(100) number(101) number(102) number(103) number(104) number(105) number(106) number(107) number(108) number(109) number(110) number(111) number(112) number(113) number(114) number(115) number(116) number(117) number(118) number(119) number(120) number(121) number(122) number(123) number(124) number(125) number(126) number(127) number(128) number(129) number(130) number(131) number(132) number(133) number(134) number(135) number(136) number(137) number(138) number(139) number(140) number(141) number(142) number(143) number(144) number(145) number(146) number(147) number(148) number(149) number(150) number(151) number(152) number(153) number(154) number(155) number(156) number(157) number(158) number(159) number(160) number(161) number(162) number(163) number(164) number(165) number(166) number(167) number(168) number(169) number(170) number(171) number(172) number(173) number(174) number(175) number(176) number(177) number(178) number(179) number(180) number(181) number(182) number(183) number(184) number(185) number(186) number(187) number(188) number(189) number(190) number(191) number(192) number(193) number(194) number(195) number(196) number(197) number(198) number(199) number(200) number(201) number(202) number(203) number(204) number(205) number(206) number(207) number(208) number(209) number(210) number(211) number(212) number(213) number(214) number(215) number(216) number(217) number(218) number(219) number(220) number(221) number(222) number(223) number(224) number(225) number(226) number(227) number(228) number(229) number(230) number(231) number(232) number(233) number(234) number(235) number(236) number(237) number(238) number(239) number(240) number(241) number(242) number(243) number(244) number(245) number(246) number(247) number(248) number(249) number(250) number(251) number(252) number(253) number(254) number(255) number(256) number(257) number(258) number(259) number(260) number(261) number(262) number(263) number(264) number(265) number(266) number(267) number(268) number(269) number(270) number(271) number(272) number(273) number(274) number(275) number(276) number(277) number(278) number(279) number(280) number(281) number(282) number(283) number(284) number(285) number(286) number(287) number(288) number(289) number(290) number(291) number(292) number(293) number(294) number(295) number(296) number(297) number(298) number(299) number(300) <text:soft-page-break/>number(301) number(302) number(303) number(304) number(305) number(306) number(307) number(308) number(309) number(310) number(311) number(312) number(313) number(314) number(315) number(316) number(317) number(318) number(319) number(320) number(321) number(322) number(323) number(324) number(325) number(326) number(327) number(328) number(329) number(330) number(331) number(332) number(333) number(334) number(335) number(336) number(337) number(338) number(339) number(340) number(341) number(342) number(343) number(344) number(345) number(346) number(347) number(348) number(349) number(350) number(351) number(352) number(353) number(354) number(355) number(356) number(357) number(358) number(359) number(360) number(361) number(362) number(363) number(364) number(365) number(366) number(367) number(368) number(369) number(370) number(371) number(372) number(373) number(374) number(375) number(376) number(377) number(378) number(379) number(380) number(381) number(382) number(383) number(384) number(385) number(386) number(387) number(388) number(389) number(390) number(391) number(392) number(393) number(394) number(395) number(396) number(397) number(398) number(399) number(400) number(401) number(402) number(403) number(404) number(405) number(406) number(407) number(408) number(409) number(410) number(411) number(412) number(413) number(414) number(415) number(416) number(417) number(418) number(419) number(420) number(421) number(422) number(423) number(424) number(425) number(426) number(427) number(428) number(429) number(430) number(431) number(432) number(433) number(434) number(435) number(436) number(437) number(438) number(439) number(440) number(441) number(442) number(443) number(444) number(445) number(446) number(447) number(448) number(449) number(450) number(451) number(452) number(453) number(454) number(455) number(456) number(457) number(458) number(459) number(460) number(461) number(462) number(463) number(464) number(465) number(466) number(467) number(468) number(469) number(470) number(471) number(472) number(473) number(474) number(475) number(476) number(477) number(478) number(479) number(480) number(481) number(482) number(483) number(484) number(485) number(486) number(487) number(488) number(489) number(490) number(491) number(492) number(493) number(494) number(495) number(496) number(497) number(498) number(499) number(500) number(501) number(502) number(503) number(504) number(505) number(506) number(507) number(508) number(509) number(510) number(511) number(512) number(513) number(514) number(515) number(516) number(517) number(518) number(519) number(520) number(521) number(522) number(523) number(524) number(525) number(526) number(527) number(528) number(529) number(530) number(531) number(532) number(533) number(534) number(535) number(536) number(537) number(538) number(539) number(540) number(541) number(542) number(543) number(544) number(545) number(546) number(547) number(548) number(549) number(550) part(1) part(2) part(3) part(4) part(5) part(6) part(7) part(8) partition(9,1) partition(13,1) partition(19,1) partition(20,1) partition(41,1) partition(42,1) partition(46,1) partition(52,1) partition(57,1) partition(64,1) partition(67,1) partition(78,1) partition(85,1) partition(89,1) partition(95,1) partition(107,1) partition(111,1) partition(122,1) partition(125,1) partition(129,1) partition(132,1) partition(139,1) partition(150,1) partition(154,1) partition(160,1) partition(172,1) partition(183,1) partition(188,1) partition(194,1) partition(205,1) partition(215,1) partition(216,1) partition(223,1) partition(226,1) partition(237,1) partition(248,1) partition(263,1) partition(270,1) partition(281,1) partition(288,1) partition(291,1) partition(298,1) partition(303,1) partition(331,1) partition(335,1) partition(346,1) partition(353,1) partition(356,1) partition(363,1) partition(364,1) partition(368,1) partition(379,1) partition(389,1) partition(396,1) partition(407,1) partition(418,1) partition(419,1) partition(429,1) partition(440,1) partition(447,1) partition(450,1) partition(454,1) partition(472,1) partition(477,1) partition(505,1) partition(509,1) partition(512,1) partition(537,1) partition(538,1) partition(24,2) partition(32,2) partition(45,2) partition(66,2) partition(68,2) partition(86,2) partition(93,2) partition(94,2) <text:soft-page-break/>partition(116,2) partition(120,2) partition(121,2) partition(123,2) partition(127,2) partition(130,2) partition(137,2) partition(143,2) partition(164,2) partition(171,2) partition(173,2) partition(174,2) partition(181,2) partition(185,2) partition(199,2) partition(200,2) partition(204,2) partition(225,2) partition(233,2) partition(234,2) partition(235,2) partition(255,2) partition(261,2) partition(276,2) partition(309,2) partition(313,2) partition(332,2) partition(367,2) partition(383,2) partition(386,2) partition(387,2) partition(394,2) partition(417,2) partition(421,2) partition(444,2) partition(463,2) partition(471,2) partition(491,2) partition(492,2) partition(493,2) partition(518,2) partition(519,2) partition(527,2) partition(528,2) partition(545,2) partition(4,3) partition(6,3) partition(7,3) partition(17,3) partition(25,3) partition(27,3) partition(38,3) partition(47,3) partition(49,3) partition(59,3) partition(61,3) partition(69,3) partition(71,3) partition(80,3) partition(81,3) partition(90,3) partition(100,3) partition(101,3) partition(103,3) partition(112,3) partition(113,3) partition(114,3) partition(134,3) partition(144,3) partition(146,3) partition(155,3) partition(156,3) partition(157,3) partition(166,3) partition(167,3) partition(177,3) partition(178,3) partition(179,3) partition(187,3) partition(189,3) partition(197,3) partition(198,3) partition(208,3) partition(209,3) partition(210,3) partition(221,3) partition(229,3) partition(230,3) partition(231,3) partition(232,3) partition(241,3) partition(242,3) partition(243,3) partition(252,3) partition(253,3) partition(262,3) partition(272,3) partition(273,3) partition(274,3) partition(275,3) partition(283,3) partition(284,3) partition(286,3) partition(294,3) partition(295,3) partition(296,3) partition(306,3) partition(307,3) partition(316,3) partition(317,3) partition(318,3) partition(326,3) partition(327,3) partition(328,3) partition(337,3) partition(338,3) partition(340,3) partition(349,3) partition(350,3) partition(359,3) partition(360,3) partition(369,3) partition(370,3)</text:p>
      <text:p text:style-name="Standard"><text:s/>partition(380,3) partition(382,3) partition(391,3) partition(393,3) partition(402,3) partition(403,3) partition(404,3) partition(412,3) partition(413,3) partition(414,3) partition(415,3) partition(424,3) partition(433,3) partition(435,3) partition(436,3) partition(445,3) partition(448,3) partition(457,3) partition(466,3) partition(467,3) partition(468,3) partition(478,3) partition(487,3) partition(488,3) partition(489,3) partition(490,3) partition(498,3) partition(499,3) partition(500,3) partition(508,3) partition(521,3) partition(522,3) partition(530,3) partition(531,3) partition(532,3) partition(541,3) partition(542,3) partition(543,3) partition(1,4) partition(5,4) partition(15,4) partition(31,4) partition(33,4) partition(37,4) partition(43,4) partition(50,4) partition(56,4) partition(75,4) partition(79,4) partition(92,4) partition(96,4) partition(98,4) partition(102,4) partition(104,4) partition(140,4) partition(153,4) partition(159,4) partition(165,4) partition(176,4) partition(182,4) partition(195,4) partition(201,4) partition(211,4) partition(214,4) partition(218,4) partition(220,4) partition(222,4) partition(239,4) partition(256,4) partition(260,4) partition(266,4) partition(304,4) partition(308,4) partition(321,4) partition(333,4) partition(342,4) partition(344,4) partition(355,4) partition(361,4) partition(365,4) partition(374,4) partition(378,4) partition(384,4) partition(397,4) partition(416,4) partition(420,4) partition(426,4) partition(443,4) partition(456,4) partition(462,4) partition(475,4) partition(481,4) partition(483,4) partition(485,4) partition(494,4) partition(502,4) partition(504,4) partition(510,4) partition(523,4) partition(529,4) partition(536,4) partition(540,4) partition(546,4) partition(2,5) partition(10,5) partition(48,5) partition(51,5) partition(76,5) partition(77,5) partition(82,5) partition(83,5) partition(88,5) partition(91,5) partition(105,5) partition(106,5) partition(110,5) partition(119,5) partition(126,5) partition(135,5) partition(149,5) partition(162,5) partition(163,5) partition(184,5) partition(190,5) partition(191,5) partition(206,5) partition(227,5) partition(228,5) partition(249,5) partition(258,5) partition(265,5) partition(277,5) partition(293,5) partition(302,5) partition(314,5) partition(322,5) partition(336,5) partition(345,5) partition(351,5) partition(372,5) partition(388,5) partition(392,5) partition(395,5) partition(406,5) partition(409,5) partition(425,5) partition(430,5) partition(431,5) partition(438,5) partition(453,5) partition(458,5) partition(459,5) partition(495,5) partition(496,5) partition(503,5) partition(517,5) partition(524,5) partition(533,5) partition(539,5) partition(14,6) partition(16,6) partition(29,6) partition(36,6) partition(70,6) partition(73,6) partition(74,6) partition(108,6) partition(115,6) <text:soft-page-break/>partition(117,6) partition(118,6) partition(136,6) partition(141,6) partition(145,6) partition(168,6) partition(169,6) partition(175,6) partition(186,6) partition(196,6) partition(213,6) partition(217,6) partition(224,6) partition(247,6) partition(257,6) partition(267,6) partition(278,6) partition(279,6) partition(289,6) partition(299,6) partition(312,6) partition(319,6) partition(323,6) partition(324,6) partition(329,6) partition(347,6) partition(366,6) partition(377,6) partition(390,6) partition(401,6) partition(411,6) partition(449,6) partition(452,6) partition(461,6) partition(473,6) partition(476,6) partition(482,6) partition(486,6) partition(544,6) partition(3,7) partition(11,7) partition(12,7) partition(21,7) partition(26,7) partition(30,7) partition(34,7) partition(35,7) partition(39,7) partition(40,7) partition(44,7) partition(54,7) partition(62,7) partition(63,7) partition(72,7) partition(87,7) partition(109,7) partition(128,7) partition(138,7) partition(142,7) partition(147,7) partition(151,7) partition(152,7) partition(161,7) partition(170,7) partition(180,7) partition(193,7) partition(203,7) partition(236,7) partition(240,7) partition(244,7) partition(245,7) partition(246,7) partition(250,7) partition(259,7) partition(264,7) partition(268,7) partition(269,7) partition(282,7) partition(287,7) partition(292,7) partition(297,7) partition(301,7) partition(310,7) partition(311,7) partition(315,7) partition(320,7) partition(325,7) partition(334,7) partition(339,7) partition(343,7) partition(348,7) partition(352,7) partition(357,7) partition(358,7) partition(362,7) partition(371,7) partition(375,7) partition(376,7) partition(381,7) partition(385,7) partition(399,7) partition(400,7) partition(422,7) partition(423,7) partition(427,7) partition(428,7) partition(432,7) partition(441,7) partition(442,7) partition(446,7) partition(451,7) partition(455,7) partition(460,7) partition(465,7) partition(470,7) partition(474,7) partition(479,7) partition(497,7) partition(506,7) partition(507,7) partition(511,7) partition(516,7) partition(520,7) partition(525,7) partition(534,7) partition(535,7) partition(548,7) partition(549,7) partition(8,8) partition(18,8) partition(22,8) partition(23,8) partition(28,8) partition(53,8) partition(55,8) partition(58,8) partition(60,8) partition(65,8) partition(84,8) partition(97,8) partition(99,8) partition(124,8) partition(131,8) partition(133,8) partition(148,8) partition(158,8) partition(192,8) partition(202,8) partition(207,8) partition(212,8) partition(219,8) partition(238,8) partition(251,8) partition(254,8) partition(271,8) partition(280,8) partition(285,8) partition(290,8) partition(300,8) partition(305,8) partition(330,8) partition(341,8) partition(354,8) partition(373,8) partition(398,8) partition(405,8) partition(408,8) partition(410,8) partition(434,8) partition(437,8) partition(439,8) partition(464,8) partition(469,8) partition(480,8) partition(484,8) partition(501,8) partition(513,8) partition(514,8) partition(515,8) partition(526,8) partition(547,8) partition(550,8)</text:p>
      <text:p text:style-name="Standard">SATISFIABLE</text:p>
      <text:p text:style-name="Standard"/>
      <text:p text:style-name="Standard">Models <text:s text:c="6"/>: 1+</text:p>
      <text:p text:style-name="Standard">Calls <text:s text:c="7"/>: 1</text:p>
      <text:p text:style-name="Standard">Time <text:s text:c="8"/>: 2406.496s (Solving: 2385.07s 1st Model: 2385.07s Unsat: 0.00s)</text:p>
      <text:p text:style-name="Standard">CPU Time <text:s text:c="4"/>: 805.054s</text:p>
      <text:p text:style-name="Standard">Current clasp status: [True, False, True]</text:p>
      <text:p text:style-name="Standard">1 solves it in 40 <text:s/>rounds.</text:p>
      <text:p text:style-name="Standard"/>
      <text:p text:style-name="Standard"/>
      <text:p text:style-name="Standard">All running gringo [] my gringo status [False, False, False]</text:p>
      <text:p text:style-name="Standard"/>
      <text:p text:style-name="Standard"/>
      <text:p text:style-name="Standard">All running clasp ['6934', '6968'] my clasp status [True, False, True]</text:p>
      <text:p text:style-name="Standard">Killing running clasp</text:p>
      <text:p text:style-name="Standard">Killing running gringo 6934</text:p>
      <text:p text:style-name="Standard">Killing running gringo 6968</text:p>
      <text:p text:style-name="Standard">All running gringo and clasp killed.</text:p>
      <text:p text:style-name="Standard"><text:soft-page-break/></text:p>
      <text:p text:style-name="Standard"/>
      <text:p text:style-name="Standard">All running time 2407.584</text:p>
      <text:p text:style-name="Standard">Initial time 0.134</text:p>
      <text:p text:style-name="Standard">Solving time 2407.451</text:p>
      <text:p text:style-name="Standard">Individual run time [809.6109999999998, 805.6430000000001, 789.3729999999999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22:22:31.968324827</meta:creation-date>
    <dc:date>2020-08-25T22:23:24.721027291</dc:date>
    <meta:editing-duration>PT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3" meta:paragraph-count="221" meta:word-count="3088" meta:character-count="35829" meta:non-whitespace-character-count="32785"/>
  </office:meta>
</office:document-meta>
</file>